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estroy your weakest Pasta Minion. If you do, your most powerful Robot gains +2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le 18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Lasts 3 turns, limit 1 per deck. No further effec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+2 Level to your strongest Shape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+2 Morale to your strongest Shape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your Shape Minions are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ld Car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now counts as every archetyp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4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1:44:17.406477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1T17:37:42.472919655</dc:date>
    <meta:editing-duration>P5DT16H53M58S</meta:editing-duration>
    <meta:editing-cycles>787</meta:editing-cycles>
    <meta:document-statistic meta:table-count="10" meta:cell-count="1875" meta:object-count="0"/>
  </office:meta>
</office:document-meta>
</file>